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17c2" officeooo:paragraph-rsid="001417c2"/>
    </style:style>
    <style:style style:name="P2" style:family="paragraph" style:parent-style-name="Standard">
      <style:text-properties officeooo:rsid="001457f4" officeooo:paragraph-rsid="001457f4"/>
    </style:style>
    <style:style style:name="P3" style:family="paragraph" style:parent-style-name="Standard">
      <style:text-properties officeooo:rsid="001869a6" officeooo:paragraph-rsid="001869a6"/>
    </style:style>
    <style:style style:name="P4" style:family="paragraph" style:parent-style-name="Standard">
      <style:text-properties officeooo:rsid="001869a6" officeooo:paragraph-rsid="0019ff1b"/>
    </style:style>
    <style:style style:name="P5" style:family="paragraph" style:parent-style-name="Standard">
      <style:text-properties officeooo:rsid="0019ff1b" officeooo:paragraph-rsid="0019ff1b"/>
    </style:style>
    <style:style style:name="P6" style:family="paragraph" style:parent-style-name="Standard">
      <style:text-properties officeooo:rsid="0016352c" officeooo:paragraph-rsid="001457f4"/>
    </style:style>
    <style:style style:name="P7" style:family="paragraph" style:parent-style-name="Standard">
      <style:text-properties officeooo:rsid="001d1c09" officeooo:paragraph-rsid="001d1c09"/>
    </style:style>
    <style:style style:name="P8" style:family="paragraph" style:parent-style-name="Standard">
      <style:text-properties officeooo:rsid="001d1c09" officeooo:paragraph-rsid="001d1c09"/>
    </style:style>
    <style:style style:name="P9" style:family="paragraph" style:parent-style-name="Standard">
      <style:text-properties officeooo:rsid="001d8e7d" officeooo:paragraph-rsid="001d8e7d"/>
    </style:style>
    <style:style style:name="T1" style:family="text">
      <style:text-properties officeooo:rsid="001457f4"/>
    </style:style>
    <style:style style:name="T2" style:family="text">
      <style:text-properties officeooo:rsid="0016352c"/>
    </style:style>
    <style:style style:name="T3" style:family="text">
      <style:text-properties style:text-underline-style="none" officeooo:rsid="0016352c"/>
    </style:style>
    <style:style style:name="T4" style:family="text">
      <style:text-properties officeooo:rsid="0019ff1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neración de código:</text:p>
      <text:p text:style-name="P1"/>
      <text:p text:style-name="P1"/>
      <text:p text:style-name="P1">El código generado por el compilador estará hecho en Q y será generado desde los módulos de la carpeta de code-generator. Estos módulos son:</text:p>
      <text:p text:style-name="P1"/>
      <text:p text:style-name="P1">* CodeGeneratorManager: <text:span text:style-name="T1">Esta clase se encarga de la comunicación con el módulo de la tabla de símbolos para la posterior generación del código relativo. Se usa, por ejemplo, cuando se desea asignar un valor a una variable, declarar una variable, declarar una función, hacer un return para una función, etc.</text:span></text:p>
      <text:p text:style-name="P1"/>
      <text:p text:style-name="P1">*<text:span text:style-name="T1">CodePrinter: En esta clase, se realiza la escritura de código Q en el fichero destinado a <text:s/>su compilación.</text:span></text:p>
      <text:p text:style-name="P1"/>
      <text:p text:style-name="P1">*<text:span text:style-name="T1">StackManager: Este módulo se emplea cada vez que se requiere actualizar la el puntero de la pila u obtener el puntero o framepointer actual.</text:span></text:p>
      <text:p text:style-name="P1"/>
      <text:p text:style-name="P1"/>
      <text:p text:style-name="P1"/>
      <text:p text:style-name="P2">La generación de código realizada para cada funcionalidad del lenguaje es la siguiente:</text:p>
      <text:p text:style-name="P2"/>
      <text:p text:style-name="P2"/>
      <text:p text:style-name="P2">1) Funciones: para la implementación de funciones en WIC, el código generado sigue la siguiente estructura:</text:p>
      <text:p text:style-name="P2"/>
      <text:p text:style-name="P2"><text:tab/>1. Actualización del framepointer. (R6 = R7)</text:p>
      <text:p text:style-name="P2"><text:tab/>2. Reserva de espacio de memoria <text:s/>para los parámetros de la función (R7 = R7 – X)</text:p>
      <text:p text:style-name="P2"><text:tab/>3. <text:span text:style-name="T2">Guardado del valor de los parámetros en los registros <text:s/>(I(R6 – X*4) = RX)</text:span></text:p>
      <text:p text:style-name="P6"><text:tab/>4. Actualización del puntero de la pila (P(R7) = R6)</text:p>
      <text:p text:style-name="P2"><text:span text:style-name="T2"><text:tab/>5. Return </text:span><text:span text:style-name="T3">Label</text:span><text:span text:style-name="T2"> (R7 = R0)</text:span></text:p>
      <text:p text:style-name="P2"/>
      <text:p text:style-name="P3">2) Instrucciones condicionales – if: Las instrucciones de tipo if se crean generando el código de la siguiente manera:</text:p>
      <text:p text:style-name="P3"/>
      <text:p text:style-name="P3"><text:tab/>1. Guardado de la condición en un registro (RX = cond)</text:p>
      <text:p text:style-name="P3"><text:tab/>2. Comprobación de la condición. Si es false, saltamos al else (IF(!RX) GT(Y))</text:p>
      <text:p text:style-name="P3"><text:tab/>3. Instrucciones del primer bloque del if</text:p>
      <text:p text:style-name="P3"><text:tab/>4. Comienzo del bloque else. (L <text:span text:style-name="T4">Y</text:span>:)</text:p>
      <text:p text:style-name="P3"><text:tab/>5. Instrucciones del bloque else</text:p>
      <text:p text:style-name="P3"><text:tab/>6. Etiqueta de salida de la condición (L <text:span text:style-name="T4">Y</text:span>+1:)</text:p>
      <text:p text:style-name="P3"/>
      <text:p text:style-name="P3">3) Instrucciones condicionales-while: Las instrucciones de tipo while se crean generando el código de la siguiente manera:</text:p>
      <text:p text:style-name="P3"/>
      <text:p text:style-name="P5"><text:tab/>1. Etiqueta de principio de bloque. (L: Y)</text:p>
      <text:p text:style-name="P4"><text:span text:style-name="T4"><text:tab/>2</text:span>. Guardado de la condición en un registro (RX = cond)</text:p>
      <text:p text:style-name="P4"><text:span text:style-name="T4"><text:tab/>3</text:span>. Comprobación de la condición. Si es false, saltamos al <text:span text:style-name="T4">fin de bucle</text:span> (IF(!RX) GT(Y<text:span text:style-name="T4">+1</text:span>))</text:p>
      <text:p text:style-name="P5"><text:tab/>4. Instrucciones del bucle while</text:p>
      <text:p text:style-name="P5"><text:tab/>5. Salto a la etiqueta de principio de bucle (GT(Y))</text:p>
      <text:p text:style-name="P5"><text:tab/>6. Etiqueta de fin de bucle (L Y+1:)</text:p>
      <text:p text:style-name="P5"/>
      <text:p text:style-name="P5"/>
      <text:p text:style-name="P7"><text:soft-page-break/>4) Inicialización de arrays: Para inicializar arrays de un tamaño predefinido, es importante conocer dicho tamaño y la id del vector. De este modo, el código consistirá en una única instrucción Q que permite reservar espacio en la memoria dedicada a los distintos elementos que conformarán el array.</text:p>
      <text:p text:style-name="P7"/>
      <text:p text:style-name="P7">(FIL(dirección del array, 4 * tamaño, 0);)</text:p>
      <text:p text:style-name="P7"/>
      <text:p text:style-name="P7">5) Accesos a un array: El acceso a un array puede hacerse de dos maneras: mediante un valor entero o mediante una id. En cualquier caso, la estructura es la misma:</text:p>
      <text:p text:style-name="P7"/>
      <text:p text:style-name="P7"><text:tab/>1. Valor de acceso. (RX = Y; siendo Y un valor entero) || (RX = I(Y); siendo Y la dirección <text:tab/><text:tab/>donde se encuentra el valor de acceso)</text:p>
      <text:p text:style-name="P7"><text:tab/>2. Offset propio de los integers: Ya que solo vamos a usar arrays de números enteros, el <text:tab/><text:tab/><text:tab/>valor de acceso debe ser multiplicado por 4. (RX = RX * 4;)</text:p>
      <text:p text:style-name="P7"><text:tab/>3. Búsqueda en el array: Al valor de acceso se le suma la dirección del array para que el <text:tab/>elemento deseado sea localizado. (RX = RX + dirección del array;)</text:p>
      <text:p text:style-name="P7"/>
      <text:p text:style-name="P9">6) Operaciones aritméticas: Las operaciones aritméticas son la suma (+), resta (-), multiplicación (*) y división (/) y se realiza entre dos términos, que pueden ser un dato entero o una id, en cuyo caso habría que determinar su valor asignado buscando su dirección, que estará indicada en la tabla de símbolos. Luego de tener los datos determinados, se procede a realizar en Q la operación pertinente.</text:p>
      <text:p text:style-name="P9"/>
      <text:p text:style-name="P9">7) Operaciones comparativas: Las operaciones comparativas son menor que (&lt;), mayor que (&gt;), igual que (==), menor o igual que (&lt;=), mayor o igual que (&gt;=) y distinto que (!=) y se realiza entre dos términos, que pueden ser un dato entero o una id, en cuyo caso habría que determinar su valor asignado buscando su dirección, que estará indicada en la tabla de símbolos. Luego de tener los datos determinados, se procede a realizar en Q la comparación pertinente.</text:p>
      <text:p text:style-name="P9"/>
      <text:p text:style-name="P9">8) Operaciones lógicas: Las operaciones lógicas son and, or y not. El and y el or se realizan entre dos términos, que pueden ser un dato entero o una id, en cuyo caso habría que determinar su valor asignado buscando su dirección, que estará indicada en la tabla de símbolos. Luego de tener los datos determinados, en el caso del and, se multiplican y el resultado será igual a decir si el producto es distinto a cero; en el caso del or, se suman y el resultado será igual a decir si la suma total es distinta a cero. Para el not, solo tendremos un término id o dato entero. El resultado de la operación not es determinar si el valor es igual a cero.</text:p>
      <text:p text:style-name="P9"/>
      <text:p text:style-name="P9"><text:tab/>**Nota: Los valores igual a 0 se toman como false; el resto, como true.**</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2T11:17:06.653384030</meta:creation-date>
    <dc:date>2019-07-12T19:01:30.747851517</dc:date>
    <meta:editing-duration>PT1H26M31S</meta:editing-duration>
    <meta:editing-cycles>6</meta:editing-cycles>
    <meta:generator>LibreOffice/6.0.7.3$Linux_X86_64 LibreOffice_project/00m0$Build-3</meta:generator>
    <meta:document-statistic meta:table-count="0" meta:image-count="0" meta:object-count="0" meta:page-count="2" meta:paragraph-count="36" meta:word-count="804" meta:character-count="4566" meta:non-whitespace-character-count="3765"/>
  </office:meta>
</office:document-meta>
</file>